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FBX1440" svg:font-family="SFBX1440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officeooo:paragraph-rsid="008d4afa" style:font-size-asian="18pt" style:font-style-asian="normal" style:font-weight-asian="normal" style:font-name-complex="Times New Roman" style:font-size-complex="18pt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font-style-asian="normal" style:font-weight-asian="bold" style:font-name-complex="sans-serif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7518e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d4afa"/>
    </style:style>
    <style:style style:name="P8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9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aff858" officeooo:paragraph-rsid="00bbf5a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fo:font-size="16pt" fo:language="en" fo:country="US" fo:font-weight="bold" officeooo:rsid="009d7a03" officeooo:paragraph-rsid="009d7a0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15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16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aff858" officeooo:paragraph-rsid="00caa4a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aa4a5" officeooo:paragraph-rsid="00caa4a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c0b6e" officeooo:paragraph-rsid="00bbf5a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c0b6e" officeooo:paragraph-rsid="00cc0b6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c0b6e" officeooo:paragraph-rsid="00cd98f3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d98f3" officeooo:paragraph-rsid="00cd98f3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ece2d" officeooo:paragraph-rsid="00cece2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ece2d" officeooo:paragraph-rsid="00d3ab90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fcda6" officeooo:paragraph-rsid="00caa4a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fcda6" officeooo:paragraph-rsid="00cfcda6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officeooo:paragraph-rsid="00c79f7a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P28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T1" style:family="text">
      <style:text-properties fo:language="en" fo:country="US" officeooo:rsid="00c79f7a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6" style:family="text">
      <style:text-properties fo:font-variant="normal" fo:text-transform="none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8" style:family="text">
      <style:text-properties fo:font-variant="normal" fo:text-transform="none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0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11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12" style:family="text">
      <style:text-properties fo:font-variant="normal" fo:text-transform="none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13" style:family="text">
      <style:text-properties fo:font-variant="normal" fo:text-transform="none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14" style:family="text">
      <style:text-properties fo:font-variant="normal" fo:text-transform="none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5" style:family="text">
      <style:text-properties fo:font-variant="normal" fo:text-transform="none" style:font-name="Times New Roman" fo:font-size="18pt" fo:letter-spacing="normal" fo:language="en" fo:country="US" fo:font-style="normal" fo:font-weight="normal" officeooo:rsid="00c79f7a" style:font-size-asian="18pt" style:font-style-asian="normal" style:font-weight-asian="normal" style:font-name-complex="Times New Roman" style:font-size-complex="18pt"/>
    </style:style>
    <style:style style:name="T16" style:family="text">
      <style:text-properties officeooo:rsid="00ce9519"/>
    </style:style>
    <style:style style:name="T17" style:family="text">
      <style:text-properties officeooo:rsid="00d1bc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анкт-Петербургский национальный исследовательский университет </text:p>
      <text:p text:style-name="P6"><text:span text:style-name="T3">информационных технологий, механики и оптики</text:span><text:span text:style-name="T4"><text:line-break/></text:span><text:span text:style-name="T3">(Университет ИТМО)</text:span><text:span text:style-name="T4"> </text:span><text:bookmark text:name="report_R98097615122270904"/></text:p>
      <text:p text:style-name="P5">Факультет программной инженерии и компьютерной техники</text:p>
      <text:p text:style-name="P14">Кафедра вычислительной техники</text:p>
      <text:p text:style-name="P1"/>
      <text:p text:style-name="P3"> </text:p>
      <text:p text:style-name="P3"> </text:p>
      <text:p text:style-name="P3"> </text:p>
      <text:p text:style-name="P3"> </text:p>
      <text:p text:style-name="P3"> </text:p>
      <text:p text:style-name="P6"><text:span text:style-name="T12">Лабораторная работа №</text:span><text:span text:style-name="T13"> </text:span><text:span text:style-name="T15">6</text:span></text:p>
      <text:p text:style-name="P7"><text:span text:style-name="T12">по </text:span><text:span text:style-name="T14">дисциплине </text:span></text:p>
      <text:p text:style-name="P2">«Языки системного программирования»</text:p>
      <text:p text:style-name="P27">«<text:span text:style-name="T1">Поворот BMP картинки на 90 градусов</text:span>»</text:p>
      <text:p text:style-name="P8"> </text:p>
      <text:p text:style-name="P8"> </text:p>
      <text:p text:style-name="P8"> </text:p>
      <text:p text:style-name="P8"> </text:p>
      <text:p text:style-name="P8"> </text:p>
      <text:p text:style-name="P15"><text:span text:style-name="T4">Выполнил<text:line-break/>студент </text:span><text:span text:style-name="T5">2</text:span><text:span text:style-name="T4"> курса,<text:line-break/>группы P3</text:span><text:span text:style-name="T5">2</text:span><text:span text:style-name="T4">00<text:line-break/>Cапожников Борис Константинович</text:span></text:p>
      <text:p text:style-name="P16"><text:span text:style-name="T6">Р</text:span><text:span text:style-name="T4">уководител</text:span><text:span text:style-name="T7">ь</text:span><text:span text:style-name="T4">:</text:span></text:p>
      <text:p text:style-name="P16"><text:span text:style-name="T8">кандидат технических наук</text:span> <text:span text:style-name="T4"><text:line-break/></text:span><text:span text:style-name="T8">Б</text:span><text:span text:style-name="T9">алакшин Павел Валерьевич</text:span></text:p>
      <text:p text:style-name="P9"/>
      <text:p text:style-name="P3"> </text:p>
      <text:p text:style-name="P3"> </text:p>
      <text:p text:style-name="P3"> </text:p>
      <text:p text:style-name="P3"> </text:p>
      <text:p text:style-name="P3"> </text:p>
      <text:p text:style-name="P11"><text:span text:style-name="T10">Санкт-Петербург — 201</text:span><text:span text:style-name="T11">6</text:span></text:p>
      <text:p text:style-name="P12"/>
      <text:p text:style-name="P13"><text:soft-page-break/>Текст исходной программы<text:span text:style-name="T2">:</text:span></text:p>
      <text:p text:style-name="P13"><text:span text:style-name="T2"/></text:p>
      <text:p text:style-name="P22">#define M_PI 3.14159265358979323846</text:p>
      <text:p text:style-name="P22">#include &lt;stdio.h&gt;</text:p>
      <text:p text:style-name="P22">#include &lt;stdlib.h&gt;</text:p>
      <text:p text:style-name="P22">#include "bmp.h"</text:p>
      <text:p text:style-name="P22">#include &lt;fcntl.h&gt; /* open */</text:p>
      <text:p text:style-name="P22">#include &lt;unistd.h&gt; <text:s/>/* read */</text:p>
      <text:p text:style-name="P22">#include &lt;stdint.h&gt; /* uint32_t */</text:p>
      <text:p text:style-name="P22">#include &lt;math.h&gt; </text:p>
      <text:p text:style-name="P19"/>
      <text:p text:style-name="P23">int main( int argc, char** argv ) {</text:p>
      <text:p text:style-name="P23"><text:tab/>int choice;</text:p>
      <text:p text:style-name="P23"><text:tab/>int ret;</text:p>
      <text:p text:style-name="P23"><text:tab/>image_t img;</text:p>
      <text:p text:style-name="P23"><text:tab/>FILE* fp;</text:p>
      <text:p text:style-name="P23"/>
      <text:p text:style-name="P23"><text:tab/>if (argc==1){</text:p>
      <text:p text:style-name="P23"><text:tab/><text:tab/>fp = OpenFile();</text:p>
      <text:p text:style-name="P23"><text:tab/><text:tab/></text:p>
      <text:p text:style-name="P23"><text:tab/>}</text:p>
      <text:p text:style-name="P23"><text:tab/>else</text:p>
      <text:p text:style-name="P23"><text:tab/>{</text:p>
      <text:p text:style-name="P23"><text:tab/><text:tab/>fp = OpenFileT(argv[1]);</text:p>
      <text:p text:style-name="P23"><text:tab/>}</text:p>
      <text:p text:style-name="P23"><text:tab/></text:p>
      <text:p text:style-name="P23"><text:tab/>ret = from_bmp(fp, &amp;img);</text:p>
      <text:p text:style-name="P23"><text:tab/>if(ret)</text:p>
      <text:p text:style-name="P23"><text:tab/>{</text:p>
      <text:p text:style-name="P23"><text:tab/><text:tab/>printf("From_BMP_Error %i", ret);</text:p>
      <text:p text:style-name="P23"><text:tab/>}</text:p>
      <text:p text:style-name="P23"><text:tab/></text:p>
      <text:p text:style-name="P23"><text:tab/>do{</text:p>
      <text:p text:style-name="P23"><text:tab/>printf("<text:span text:style-name="T17">\n</text:span>Do you want to rotate the image clockwise or counterclockwise?\n");</text:p>
      <text:p text:style-name="P23"><text:tab/>printf("1 - Сlockwise\n");</text:p>
      <text:p text:style-name="P23"><text:tab/>printf("2 - Сounterclockwise\n");</text:p>
      <text:p text:style-name="P23"><text:tab/>scanf("%i", &amp;choice);</text:p>
      <text:p text:style-name="P23"><text:tab/>__fpurge(stdin);</text:p>
      <text:p text:style-name="P23"><text:tab/></text:p>
      <text:p text:style-name="P23"><text:tab/>switch (choice)</text:p>
      <text:p text:style-name="P23"><text:tab/>{</text:p>
      <text:p text:style-name="P23"><text:tab/><text:tab/>case 1: </text:p>
      <text:p text:style-name="P23"><text:tab/><text:tab/><text:tab/>img = rotate(img, ROTATE_CLOCKWISE);</text:p>
      <text:p text:style-name="P23"><text:tab/><text:tab/><text:tab/>break;</text:p>
      <text:p text:style-name="P23"><text:tab/><text:tab/>case 2: </text:p>
      <text:p text:style-name="P23"><text:tab/><text:tab/><text:tab/>img = rotate(img, ROTATE_COUNTERCLOCKWISE);</text:p>
      <text:p text:style-name="P23"><text:tab/><text:tab/><text:tab/>break;</text:p>
      <text:p text:style-name="P23"><text:tab/><text:tab/>default:</text:p>
      <text:p text:style-name="P23"><text:tab/><text:tab/><text:tab/>printf("I do not know what you mean. Please try again.\n");</text:p>
      <text:p text:style-name="P23"><text:tab/>}</text:p>
      <text:p text:style-name="P23"><text:tab/>}while(choice!=1 &amp;&amp; choice !=2);</text:p>
      <text:p text:style-name="P23"><text:tab/></text:p>
      <text:p text:style-name="P23"><text:tab/>ret = to_bmp(fp, &amp;img);</text:p>
      <text:p text:style-name="P23"><text:tab/>if(ret)</text:p>
      <text:p text:style-name="P23"><text:tab/>{</text:p>
      <text:p text:style-name="P23"><text:tab/><text:tab/>printf("To_BMP_Error %i", ret);</text:p>
      <text:p text:style-name="P23"><text:tab/>}</text:p>
      <text:p text:style-name="P24"><text:tab/>printf("The image has been successfully rotated.\n");</text:p>
      <text:p text:style-name="P23"><text:tab/>free(img.data);</text:p>
      <text:p text:style-name="P23"><text:tab/>fclose(fp);</text:p>
      <text:p text:style-name="P23"><text:tab/></text:p>
      <text:p text:style-name="P23"><text:tab/>return 0;</text:p>
      <text:p text:style-name="P23">}</text:p>
      <text:p text:style-name="P17"><text:soft-page-break/>FILE* OpenFile(char* path)</text:p>
      <text:p text:style-name="P17">{</text:p>
      <text:p text:style-name="P17"><text:tab/>FILE *fp = NULL;</text:p>
      <text:p text:style-name="P17"><text:tab/>fp = fopen(path, "r+b"); </text:p>
      <text:p text:style-name="P17"><text:tab/>return fp;</text:p>
      <text:p text:style-name="P17">}</text:p>
      <text:p text:style-name="P17"/>
      <text:p text:style-name="P18">read_error_code_t from_bmp( FILE* in, image_t* const read )</text:p>
      <text:p text:style-name="P18">{</text:p>
      <text:p text:style-name="P18"><text:tab/>int offset=0;</text:p>
      <text:p text:style-name="P18"><text:tab/>int i;</text:p>
      <text:p text:style-name="P18"><text:tab/>int ret;</text:p>
      <text:p text:style-name="P18"><text:tab/>bmp_header_t bmph;</text:p>
      <text:p text:style-name="P18"><text:tab/></text:p>
      <text:p text:style-name="P18"><text:tab/></text:p>
      <text:p text:style-name="P18"><text:tab/>fread(&amp;bmph, sizeof(bmph), 1, in);</text:p>
      <text:p text:style-name="P18"><text:tab/><text:tab/>if ((ret=ferror(in)))</text:p>
      <text:p text:style-name="P18"><text:tab/><text:tab/>return READ_INVALID_HEADER;</text:p>
      <text:p text:style-name="P18"><text:tab/>read-&gt;width=bmph.biWidth;</text:p>
      <text:p text:style-name="P18"><text:tab/>read-&gt;height=bmph.biHeight;</text:p>
      <text:p text:style-name="P18"><text:tab/>read-&gt;data=calloc(sizeof(pixel_t), read-&gt;width*read-&gt;height);</text:p>
      <text:p text:style-name="P18"><text:tab/><text:tab/>if(read-&gt;data==NULL)</text:p>
      <text:p text:style-name="P18"><text:tab/><text:tab/>return READ_OUT_OF_MEMORY; </text:p>
      <text:p text:style-name="P18"><text:tab/></text:p>
      <text:p text:style-name="P18"><text:tab/>fseek(in, bmph.bfOffBits, SEEK_SET);</text:p>
      <text:p text:style-name="P18"><text:tab/></text:p>
      <text:p text:style-name="P18"><text:tab/>for (i=0; i&lt; read-&gt;height; i++)</text:p>
      <text:p text:style-name="P18"><text:tab/>{</text:p>
      <text:p text:style-name="P18"><text:tab/><text:tab/>offset+= fread(read-&gt;data+offset, sizeof(pixel_t), read-&gt;width, in);</text:p>
      <text:p text:style-name="P18"><text:tab/><text:tab/><text:tab/>if ((ret=ferror(in)))</text:p>
      <text:p text:style-name="P18"><text:tab/><text:tab/><text:tab/>return READ_ERROR;</text:p>
      <text:p text:style-name="P18"><text:tab/><text:tab/></text:p>
      <text:p text:style-name="P18"><text:tab/><text:tab/>fseek(in, (4-read-&gt;width*sizeof(pixel_t)%4)%4, SEEK_CUR);</text:p>
      <text:p text:style-name="P18"><text:tab/><text:tab/></text:p>
      <text:p text:style-name="P18"><text:tab/><text:tab/>if ((ret=ferror(in)))</text:p>
      <text:p text:style-name="P18"><text:tab/><text:tab/>return <text:s/>READ_INVALID_PIXELS;</text:p>
      <text:p text:style-name="P18"><text:tab/>}</text:p>
      <text:p text:style-name="P18"><text:tab/> return READ_OK;</text:p>
      <text:p text:style-name="P18">}</text:p>
      <text:p text:style-name="P17"/>
      <text:p text:style-name="P26">image_t rotate(image_t const source, rotate_type type )</text:p>
      <text:p text:style-name="P26">{</text:p>
      <text:p text:style-name="P26"><text:tab/>int i, j;</text:p>
      <text:p text:style-name="P26"><text:tab/>image_t dest;</text:p>
      <text:p text:style-name="P26"><text:tab/>dest.height=source.width;</text:p>
      <text:p text:style-name="P26"><text:tab/>dest.width=source.height;</text:p>
      <text:p text:style-name="P26"><text:tab/>dest.data=calloc(sizeof(pixel_t), dest.width*dest.height);</text:p>
      <text:p text:style-name="P26"><text:tab/>if(dest.data==NULL)</text:p>
      <text:p text:style-name="P26"><text:tab/>{</text:p>
      <text:p text:style-name="P26"><text:tab/><text:tab/>printf("Error");</text:p>
      <text:p text:style-name="P26"><text:tab/><text:tab/>errno=1;</text:p>
      <text:p text:style-name="P26"><text:tab/>}</text:p>
      <text:p text:style-name="P26"/>
      <text:p text:style-name="P26"><text:tab/></text:p>
      <text:p text:style-name="P26"><text:tab/>switch (type)</text:p>
      <text:p text:style-name="P26"><text:tab/>{</text:p>
      <text:p text:style-name="P26"><text:tab/><text:tab/>case 0: </text:p>
      <text:p text:style-name="P26"><text:tab/><text:tab/><text:tab/>for (i=0; i&lt;dest.width; i++)</text:p>
      <text:p text:style-name="P26"><text:tab/><text:tab/><text:tab/>{</text:p>
      <text:p text:style-name="P26"><text:tab/><text:tab/><text:tab/><text:tab/>for(j=0; j&lt;dest.height; j++)</text:p>
      <text:p text:style-name="P26"><text:tab/><text:tab/><text:tab/><text:tab/>{ </text:p>
      <text:p text:style-name="P26"><text:tab/><text:tab/><text:tab/><text:tab/><text:tab/>dest.data[j*dest.width+i]=source.data[i*source.width+(dest.height-1-j)];</text:p>
      <text:p text:style-name="P26"><text:tab/><text:tab/><text:tab/><text:tab/>}</text:p>
      <text:p text:style-name="P26"><text:tab/><text:tab/><text:tab/>}</text:p>
      <text:p text:style-name="P26"><text:soft-page-break/><text:tab/><text:tab/><text:tab/></text:p>
      <text:p text:style-name="P26"><text:tab/><text:tab/><text:tab/>break;</text:p>
      <text:p text:style-name="P26"><text:tab/><text:tab/>case 1: </text:p>
      <text:p text:style-name="P26"><text:tab/><text:tab/><text:tab/>for (i=0; i&lt;dest.width; i++)</text:p>
      <text:p text:style-name="P26"><text:tab/><text:tab/><text:tab/>{</text:p>
      <text:p text:style-name="P26"><text:tab/><text:tab/><text:tab/><text:tab/>for(j=0; j&lt;dest.height; j++)</text:p>
      <text:p text:style-name="P26"><text:tab/><text:tab/><text:tab/><text:tab/>{ </text:p>
      <text:p text:style-name="P26"><text:tab/><text:tab/><text:tab/><text:tab/><text:tab/>dest.data[j*dest.width+i]=source.data[(source.height-1-i)*source.width+j];</text:p>
      <text:p text:style-name="P26"><text:tab/><text:tab/><text:tab/></text:p>
      <text:p text:style-name="P26"><text:tab/><text:tab/><text:tab/><text:tab/>}</text:p>
      <text:p text:style-name="P26"><text:tab/><text:tab/><text:tab/>}</text:p>
      <text:p text:style-name="P26"><text:tab/><text:tab/><text:tab/>break;</text:p>
      <text:p text:style-name="P26"><text:tab/>}</text:p>
      <text:p text:style-name="P26"><text:tab/><text:tab/><text:tab/></text:p>
      <text:p text:style-name="P26"/>
      <text:p text:style-name="P26"><text:tab/> free(source.data);</text:p>
      <text:p text:style-name="P26"><text:tab/> return dest;</text:p>
      <text:p text:style-name="P25"><text:s/>}</text:p>
      <text:p text:style-name="P17"/>
      <text:p text:style-name="P18">write_error_code_t to_bmp( FILE* out, struct image_t const* img )</text:p>
      <text:p text:style-name="P18"><text:s text:c="2"/>{</text:p>
      <text:p text:style-name="P18"><text:tab/> <text:s/>int ret;</text:p>
      <text:p text:style-name="P18"><text:tab/> <text:s/>int i;</text:p>
      <text:p text:style-name="P18"><text:tab/> <text:s/>int offset;</text:p>
      <text:p text:style-name="P18"><text:tab/></text:p>
      <text:p text:style-name="P18"><text:tab/>fseek(out, 18, SEEK_SET);</text:p>
      <text:p text:style-name="P18"><text:tab/><text:tab/>if ((ret=ferror(out)))</text:p>
      <text:p text:style-name="P18"><text:tab/><text:tab/>return WRITE_ERROR;</text:p>
      <text:p text:style-name="P18"><text:tab/>fwrite(&amp;(img-&gt;width), sizeof(uint32_t), 1, out);</text:p>
      <text:p text:style-name="P18"><text:tab/><text:tab/>if ((ret=ferror(out)))</text:p>
      <text:p text:style-name="P18"><text:tab/><text:tab/>return WRITE_ERROR;</text:p>
      <text:p text:style-name="P18"><text:tab/>fwrite(&amp;(img-&gt;height), sizeof(uint32_t), 1, out);</text:p>
      <text:p text:style-name="P18"><text:tab/><text:tab/>if ((ret=ferror(out)))</text:p>
      <text:p text:style-name="P18"><text:tab/><text:tab/>return WRITE_ERROR;</text:p>
      <text:p text:style-name="P18"><text:tab/>fseek(out, 10, SEEK_SET);</text:p>
      <text:p text:style-name="P18"><text:tab/><text:tab/>if ((ret=ferror(out)))</text:p>
      <text:p text:style-name="P18"><text:tab/><text:tab/>return WRITE_ERROR;</text:p>
      <text:p text:style-name="P18"><text:tab/>fread(&amp;offset, sizeof(uint32_t), 1, out);</text:p>
      <text:p text:style-name="P18"><text:tab/><text:tab/>if ((ret=ferror(out)))</text:p>
      <text:p text:style-name="P18"><text:tab/><text:tab/>return WRITE_ERROR;</text:p>
      <text:p text:style-name="P18"><text:tab/> <text:s/></text:p>
      <text:p text:style-name="P18"><text:tab/>fseek(out, offset, SEEK_SET);</text:p>
      <text:p text:style-name="P18"/>
      <text:p text:style-name="P18"><text:tab/>offset=0;</text:p>
      <text:p text:style-name="P18"><text:tab/>for (i=0; i&lt; img-&gt;height; i++)</text:p>
      <text:p text:style-name="P18"><text:tab/>{</text:p>
      <text:p text:style-name="P18"><text:tab/><text:tab/>offset+= fwrite(img-&gt;data+offset, sizeof(pixel_t), img-&gt;width, out);</text:p>
      <text:p text:style-name="P18"><text:tab/><text:tab/><text:tab/>if ((ret=ferror(out)))</text:p>
      <text:p text:style-name="P18"><text:tab/><text:tab/><text:tab/>return WRITE_ERROR;</text:p>
      <text:p text:style-name="P18"><text:tab/><text:tab/>fseek(out, (4-img-&gt;width*sizeof(pixel_t)%4)%4, SEEK_CUR);</text:p>
      <text:p text:style-name="P18"><text:tab/><text:tab/></text:p>
      <text:p text:style-name="P18"><text:tab/>}</text:p>
      <text:p text:style-name="P18"><text:tab/></text:p>
      <text:p text:style-name="P18"><text:tab/>fflush(out);</text:p>
      <text:p text:style-name="P18"><text:tab/>return WRITE_OK;</text:p>
      <text:p text:style-name="P18"><text:s text:c="2"/>}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FBX1440" svg:font-family="SFBX1440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12-01T10:33:12.470000000</dc:date>
    <meta:editing-duration>P2DT18H38M50S</meta:editing-duration>
    <meta:editing-cycles>184</meta:editing-cycles>
    <meta:print-date>2016-11-17T09:11:42.934000000</meta:print-date>
    <meta:document-statistic meta:table-count="0" meta:image-count="0" meta:object-count="0" meta:page-count="4" meta:paragraph-count="202" meta:word-count="411" meta:character-count="3785" meta:non-whitespace-character-count="3240"/>
  </office:meta>
</office:document-meta>
</file>